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9" style:family="graphic" style:parent-style-name="objectwithoutfill">
      <style:graphic-properties svg:stroke-width="0.102cm" svg:stroke-color="#000000" draw:marker-start-width="0.305cm" draw:marker-end-width="0.305cm" draw:fill="none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color="#000000" draw:fill="none" draw:fill-color="#ffffff" fo:min-height="0.767cm"/>
    </style:style>
    <style:style style:name="gr11" style:family="graphic" style:parent-style-name="standard">
      <style:graphic-properties svg:stroke-width="0.051cm" svg:stroke-color="#000000" draw:marker-start-width="0.356cm" draw:marker-end-width="0.356cm" draw:textarea-vertical-align="middle" fo:padding-top="0.151cm" fo:padding-bottom="0.151cm" fo:padding-left="0.276cm" fo:padding-right="0.276cm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Fira Sans Book1" fo:font-size="18pt" fo:font-weight="350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text-properties style:font-name="Fira Sans Book1" fo:font-size="18pt" fo:font-weight="350" style:font-size-asian="18pt" style:font-size-complex="18pt"/>
    </style:style>
    <style:style style:name="T1" style:family="text">
      <style:text-properties style:font-name="Fira Sans Book1" fo:font-size="18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line draw:style-name="gr1" draw:text-style-name="P1" draw:layer="layout" svg:x1="2.191cm" svg:y1="7.804cm" svg:x2="2.191cm" svg:y2="8.434cm">
            <text:p/>
          </draw:line>
          <draw:line draw:style-name="gr2" draw:text-style-name="P1" draw:layer="layout" svg:x1="1.482cm" svg:y1="8.434cm" svg:x2="2.897cm" svg:y2="8.434cm">
            <text:p/>
          </draw:line>
          <draw:line draw:style-name="gr3" draw:text-style-name="P1" draw:layer="layout" svg:x1="1.719cm" svg:y1="8.746cm" svg:x2="2.662cm" svg:y2="8.746cm">
            <text:p/>
          </draw:line>
          <draw:line draw:style-name="gr4" draw:text-style-name="P1" draw:layer="layout" svg:x1="1.953cm" svg:y1="9.061cm" svg:x2="2.425cm" svg:y2="9.061cm">
            <text:p/>
          </draw:line>
        </draw:g>
        <draw:g xml:id="id1" draw:id="id1">
          <draw:line draw:style-name="gr5" draw:text-style-name="P1" draw:layer="layout" svg:x1="3.7cm" svg:y1="2.036cm" svg:x2="3.7cm" svg:y2="2.745cm">
            <text:p/>
          </draw:line>
          <draw:line draw:style-name="gr6" draw:text-style-name="P1" draw:layer="layout" svg:x1="4.157cm" svg:y1="1.326cm" svg:x2="4.157cm" svg:y2="3.454cm">
            <text:p/>
          </draw:line>
          <draw:line draw:style-name="gr7" draw:text-style-name="P1" draw:layer="layout" svg:x1="3.7cm" svg:y1="2.39cm" svg:x2="2.788cm" svg:y2="2.39cm">
            <text:p/>
          </draw:line>
          <draw:line draw:style-name="gr8" draw:text-style-name="P1" draw:layer="layout" svg:x1="4.157cm" svg:y1="2.39cm" svg:x2="5.069cm" svg:y2="2.39cm">
            <text:p/>
          </draw:line>
        </draw:g>
        <draw:g xml:id="id5" draw:id="id5">
          <draw:line draw:style-name="gr9" draw:text-style-name="P2" draw:layer="layout" svg:x1="7.449cm" svg:y1="3.485cm" svg:x2="7.796cm" svg:y2="3.55cm">
            <text:p/>
          </draw:line>
          <draw:line draw:style-name="gr9" draw:text-style-name="P2" draw:layer="layout" svg:x1="7.22cm" svg:y1="3.652cm" svg:x2="7.794cm" svg:y2="3.767cm">
            <text:p/>
          </draw:line>
          <draw:line draw:style-name="gr9" draw:text-style-name="P2" draw:layer="layout" svg:x1="7.216cm" svg:y1="3.655cm" svg:x2="7.792cm" svg:y2="3.549cm">
            <text:p/>
          </draw:line>
          <draw:line draw:style-name="gr9" draw:text-style-name="P2" draw:layer="layout" svg:x1="7.79cm" svg:y1="3.766cm" svg:x2="7.214cm" svg:y2="3.872cm">
            <text:p/>
          </draw:line>
          <draw:line draw:style-name="gr9" draw:text-style-name="P2" draw:layer="layout" svg:x1="7.788cm" svg:y1="3.983cm" svg:x2="7.212cm" svg:y2="4.089cm">
            <text:p/>
          </draw:line>
          <draw:line draw:style-name="gr9" draw:text-style-name="P2" draw:layer="layout" svg:x1="7.792cm" svg:y1="3.986cm" svg:x2="7.218cm" svg:y2="3.871cm">
            <text:p/>
          </draw:line>
          <draw:line draw:style-name="gr9" draw:text-style-name="P2" draw:layer="layout" svg:x1="7.215cm" svg:y1="4.079cm" svg:x2="7.789cm" svg:y2="4.194cm">
            <text:p/>
          </draw:line>
          <draw:line draw:style-name="gr9" draw:text-style-name="P2" draw:layer="layout" svg:x1="7.214cm" svg:y1="4.296cm" svg:x2="7.788cm" svg:y2="4.411cm">
            <text:p/>
          </draw:line>
          <draw:line draw:style-name="gr9" draw:text-style-name="P2" draw:layer="layout" svg:x1="7.21cm" svg:y1="4.299cm" svg:x2="7.786cm" svg:y2="4.193cm">
            <text:p/>
          </draw:line>
          <draw:line draw:style-name="gr9" draw:text-style-name="P2" draw:layer="layout" svg:x1="7.784cm" svg:y1="4.409cm" svg:x2="7.208cm" svg:y2="4.515cm">
            <text:p/>
          </draw:line>
          <draw:line draw:style-name="gr9" draw:text-style-name="P2" draw:layer="layout" svg:x1="7.782cm" svg:y1="4.627cm" svg:x2="7.439cm" svg:y2="4.687cm">
            <text:p/>
          </draw:line>
          <draw:line draw:style-name="gr9" draw:text-style-name="P2" draw:layer="layout" svg:x1="7.786cm" svg:y1="4.629cm" svg:x2="7.212cm" svg:y2="4.514cm">
            <text:p/>
          </draw:line>
        </draw:g>
        <draw:frame draw:style-name="gr10" draw:text-style-name="P3" draw:layer="layout" svg:width="1.628cm" svg:height="1.017cm" svg:x="3.405cm" svg:y="0.415cm">
          <draw:text-box>
            <text:p><text:span text:style-name="T1">3.</text:span><text:span text:style-name="T1">3V </text:span></text:p>
          </draw:text-box>
        </draw:frame>
        <draw:g xml:id="id3" draw:id="id3">
          <draw:line draw:style-name="gr9" draw:text-style-name="P2" draw:layer="layout" svg:x1="6.201cm" svg:y1="3.46cm" svg:x2="6.548cm" svg:y2="3.525cm">
            <text:p/>
          </draw:line>
          <draw:line draw:style-name="gr9" draw:text-style-name="P2" draw:layer="layout" svg:x1="5.972cm" svg:y1="3.627cm" svg:x2="6.546cm" svg:y2="3.742cm">
            <text:p/>
          </draw:line>
          <draw:line draw:style-name="gr9" draw:text-style-name="P2" draw:layer="layout" svg:x1="5.968cm" svg:y1="3.63cm" svg:x2="6.544cm" svg:y2="3.524cm">
            <text:p/>
          </draw:line>
          <draw:line draw:style-name="gr9" draw:text-style-name="P2" draw:layer="layout" svg:x1="6.542cm" svg:y1="3.741cm" svg:x2="5.966cm" svg:y2="3.847cm">
            <text:p/>
          </draw:line>
          <draw:line draw:style-name="gr9" draw:text-style-name="P2" draw:layer="layout" svg:x1="6.54cm" svg:y1="3.958cm" svg:x2="5.964cm" svg:y2="4.064cm">
            <text:p/>
          </draw:line>
          <draw:line draw:style-name="gr9" draw:text-style-name="P2" draw:layer="layout" svg:x1="6.544cm" svg:y1="3.961cm" svg:x2="5.97cm" svg:y2="3.846cm">
            <text:p/>
          </draw:line>
          <draw:line draw:style-name="gr9" draw:text-style-name="P2" draw:layer="layout" svg:x1="5.967cm" svg:y1="4.054cm" svg:x2="6.541cm" svg:y2="4.169cm">
            <text:p/>
          </draw:line>
          <draw:line draw:style-name="gr9" draw:text-style-name="P2" draw:layer="layout" svg:x1="5.966cm" svg:y1="4.271cm" svg:x2="6.54cm" svg:y2="4.386cm">
            <text:p/>
          </draw:line>
          <draw:line draw:style-name="gr9" draw:text-style-name="P2" draw:layer="layout" svg:x1="5.962cm" svg:y1="4.274cm" svg:x2="6.538cm" svg:y2="4.168cm">
            <text:p/>
          </draw:line>
          <draw:line draw:style-name="gr9" draw:text-style-name="P2" draw:layer="layout" svg:x1="6.536cm" svg:y1="4.384cm" svg:x2="5.96cm" svg:y2="4.49cm">
            <text:p/>
          </draw:line>
          <draw:line draw:style-name="gr9" draw:text-style-name="P2" draw:layer="layout" svg:x1="6.534cm" svg:y1="4.602cm" svg:x2="6.191cm" svg:y2="4.662cm">
            <text:p/>
          </draw:line>
          <draw:line draw:style-name="gr9" draw:text-style-name="P2" draw:layer="layout" svg:x1="6.538cm" svg:y1="4.604cm" svg:x2="5.964cm" svg:y2="4.489cm">
            <text:p/>
          </draw:line>
        </draw:g>
        <draw:connector draw:style-name="gr11" draw:text-style-name="P4" draw:layer="layout" svg:x1="2.788cm" svg:y1="2.39cm" svg:x2="2.189cm" svg:y2="7.804cm" draw:start-shape="id1" draw:start-glue-point="3" draw:end-shape="id2" draw:end-glue-point="0" svg:d="M2788 2390h-599v5414" svg:viewBox="0 0 600 5415">
          <text:p/>
        </draw:connector>
        <draw:connector draw:style-name="gr11" draw:text-style-name="P4" xml:id="id4" draw:id="id4" draw:layer="layout" svg:x1="5.069cm" svg:y1="2.39cm" svg:x2="6.254cm" svg:y2="3.46cm" draw:start-shape="id1" draw:start-glue-point="1" draw:end-shape="id3" draw:end-glue-point="0" svg:d="M5069 2390h1185v1070" svg:viewBox="0 0 1186 1071">
          <text:p/>
        </draw:connector>
        <draw:connector draw:style-name="gr11" draw:text-style-name="P4" draw:layer="layout" svg:x1="6.254cm" svg:y1="2.39cm" svg:x2="7.502cm" svg:y2="3.485cm" draw:start-shape="id4" draw:start-glue-point="0" draw:end-shape="id5" svg:d="M6254 2390h1248v1095" svg:viewBox="0 0 1249 1096">
          <text:p/>
        </draw:connector>
        <draw:frame draw:style-name="gr10" draw:text-style-name="P3" draw:layer="layout" svg:width="1.168cm" svg:height="1.017cm" svg:x="4.886cm" svg:y="3.543cm">
          <draw:text-box>
            <text:p text:style-name="P5"><text:span text:style-name="T1">1k</text:span></text:p>
          </draw:text-box>
        </draw:frame>
        <draw:frame draw:style-name="gr10" draw:text-style-name="P3" draw:layer="layout" svg:width="1.22cm" svg:height="1.017cm" svg:x="7.711cm" svg:y="3.555cm">
          <draw:text-box>
            <text:p text:style-name="P5"><text:span text:style-name="T1">2</text:span><text:span text:style-name="T1">k</text:span></text:p>
          </draw:text-box>
        </draw:frame>
        <draw:g xml:id="id6" draw:id="id6">
          <draw:line draw:style-name="gr9" draw:text-style-name="P2" draw:layer="layout" svg:x1="6.749cm" svg:y1="6.085cm" svg:x2="7.096cm" svg:y2="6.15cm">
            <text:p/>
          </draw:line>
          <draw:line draw:style-name="gr9" draw:text-style-name="P2" draw:layer="layout" svg:x1="6.52cm" svg:y1="6.252cm" svg:x2="7.094cm" svg:y2="6.367cm">
            <text:p/>
          </draw:line>
          <draw:line draw:style-name="gr9" draw:text-style-name="P2" draw:layer="layout" svg:x1="6.516cm" svg:y1="6.255cm" svg:x2="7.092cm" svg:y2="6.149cm">
            <text:p/>
          </draw:line>
          <draw:line draw:style-name="gr9" draw:text-style-name="P2" draw:layer="layout" svg:x1="7.09cm" svg:y1="6.366cm" svg:x2="6.514cm" svg:y2="6.472cm">
            <text:p/>
          </draw:line>
          <draw:line draw:style-name="gr9" draw:text-style-name="P2" draw:layer="layout" svg:x1="7.088cm" svg:y1="6.583cm" svg:x2="6.512cm" svg:y2="6.689cm">
            <text:p/>
          </draw:line>
          <draw:line draw:style-name="gr9" draw:text-style-name="P2" draw:layer="layout" svg:x1="7.092cm" svg:y1="6.586cm" svg:x2="6.518cm" svg:y2="6.471cm">
            <text:p/>
          </draw:line>
          <draw:line draw:style-name="gr9" draw:text-style-name="P2" draw:layer="layout" svg:x1="6.515cm" svg:y1="6.679cm" svg:x2="7.089cm" svg:y2="6.794cm">
            <text:p/>
          </draw:line>
          <draw:line draw:style-name="gr9" draw:text-style-name="P2" draw:layer="layout" svg:x1="6.514cm" svg:y1="6.896cm" svg:x2="7.088cm" svg:y2="7.011cm">
            <text:p/>
          </draw:line>
          <draw:line draw:style-name="gr9" draw:text-style-name="P2" draw:layer="layout" svg:x1="6.51cm" svg:y1="6.899cm" svg:x2="7.086cm" svg:y2="6.793cm">
            <text:p/>
          </draw:line>
          <draw:line draw:style-name="gr9" draw:text-style-name="P2" draw:layer="layout" svg:x1="7.084cm" svg:y1="7.009cm" svg:x2="6.508cm" svg:y2="7.115cm">
            <text:p/>
          </draw:line>
          <draw:line draw:style-name="gr9" draw:text-style-name="P2" draw:layer="layout" svg:x1="7.082cm" svg:y1="7.227cm" svg:x2="6.739cm" svg:y2="7.287cm">
            <text:p/>
          </draw:line>
          <draw:line draw:style-name="gr9" draw:text-style-name="P2" draw:layer="layout" svg:x1="7.086cm" svg:y1="7.229cm" svg:x2="6.512cm" svg:y2="7.114cm">
            <text:p/>
          </draw:line>
        </draw:g>
        <draw:connector draw:style-name="gr11" draw:text-style-name="P4" draw:layer="layout" svg:x1="6.802cm" svg:y1="7.287cm" svg:x2="2.19cm" svg:y2="7.804cm" draw:start-shape="id6" draw:start-glue-point="2" svg:d="M6802 7287v551h-4612v-34" svg:viewBox="0 0 4613 552">
          <text:p/>
        </draw:connector>
        <draw:connector draw:style-name="gr11" draw:text-style-name="P4" draw:layer="layout" svg:x1="6.254cm" svg:y1="4.662cm" svg:x2="6.802cm" svg:y2="6.085cm" draw:start-shape="id3" draw:start-glue-point="2" draw:end-shape="id6" draw:end-glue-point="0" svg:d="M6254 4662v712h548v711" svg:viewBox="0 0 549 1424">
          <text:p/>
        </draw:connector>
        <draw:connector draw:style-name="gr11" draw:text-style-name="P4" draw:layer="layout" svg:x1="7.502cm" svg:y1="4.687cm" svg:x2="6.802cm" svg:y2="5.486cm" draw:start-shape="id5" draw:start-glue-point="2" svg:d="M7502 4687v675h-700v124" svg:viewBox="0 0 701 800">
          <text:p/>
        </draw:connector>
        <draw:frame draw:style-name="gr10" draw:text-style-name="P3" draw:layer="layout" svg:width="1.22cm" svg:height="1.017cm" svg:x="7.011cm" svg:y="6.156cm">
          <draw:text-box>
            <text:p text:style-name="P5"><text:span text:style-name="T1">1</text:span><text:span text:style-name="T1">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5:21:55.956273496</meta:creation-date>
    <dc:date>2018-04-18T11:11:39.973701879</dc:date>
    <meta:editing-duration>PT20M</meta:editing-duration>
    <meta:editing-cycles>6</meta:editing-cycles>
    <meta:generator>LibreOffice/5.1.6.2$Linux_X86_64 LibreOffice_project/10m0$Build-2</meta:generator>
    <meta:document-statistic meta:object-count="59"/>
  </office:meta>
</office:document-meta>
</file>